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5q09mvli8yfe"/><text:bookmark-end text:name="h.5q09mvli8yfe"/><text:span text:style-name="T1_1">Johdanto</text:span></text:h>
      <text:p text:style-name="P2"><text:span text:style-name="T2_1">Avoimen</text:span><text:span text:style-name="T2_2"><text:s/></text:span><text:span text:style-name="T2_3">lähdekoodin</text:span><text:span text:style-name="T2_4"><text:s/></text:span><text:span text:style-name="T2_5">kehittäjäyhteisö</text:span><text:span text:style-name="T2_6"><text:s/></text:span><text:span text:style-name="T2_7">on</text:span><text:span text:style-name="T2_8"><text:s/></text:span><text:span text:style-name="T2_9">tyypillisesti</text:span><text:span text:style-name="T2_10"><text:s/></text:span><text:span text:style-name="T2_11">maantieteellisesti</text:span><text:span text:style-name="T2_12"><text:s/></text:span><text:span text:style-name="T2_13">hajaantunut</text:span><text:span text:style-name="T2_14">,<text:s/></text:span><text:span text:style-name="T2_15">ja</text:span><text:span text:style-name="T2_16"><text:s/></text:span><text:span text:style-name="T2_17">se</text:span><text:span text:style-name="T2_18"><text:s/></text:span><text:span text:style-name="T2_19">on</text:span><text:span text:style-name="T2_20"><text:s/></text:span><text:span text:style-name="T2_21">organisoitunut</text:span><text:span text:style-name="T2_22"><text:s/></text:span><text:span text:style-name="T2_23">hierarkisesti</text:span><text:span text:style-name="T2_24"><text:s/></text:span><text:span text:style-name="T2_25">järjestäytyneen</text:span><text:span text:style-name="T2_26"><text:s/></text:span><text:span text:style-name="T2_27">johdon</text:span><text:span text:style-name="T2_28"><text:s/></text:span><text:span text:style-name="T2_29">ympärille</text:span><text:span text:style-name="T2_30">.<text:s/></text:span><text:span text:style-name="T2_31">Yhteisön</text:span><text:span text:style-name="T2_32"><text:s/></text:span><text:span text:style-name="T2_33">jäsenten</text:span><text:span text:style-name="T2_34"><text:s/></text:span><text:span text:style-name="T2_35">etäisyys</text:span><text:span text:style-name="T2_36"><text:s/></text:span><text:span text:style-name="T2_37">heikentää</text:span><text:span text:style-name="T2_38"><text:s/></text:span><text:span text:style-name="T2_39">jäsenten</text:span><text:span text:style-name="T2_40"><text:s/></text:span><text:span text:style-name="T2_41">kommunikaatiota</text:span><text:span text:style-name="T2_42"><text:s/>-<text:s/></text:span><text:span text:style-name="T2_43">ketterille</text:span><text:span text:style-name="T2_44"><text:s/></text:span><text:span text:style-name="T2_45">menetelmille</text:span><text:span text:style-name="T2_46"><text:s/></text:span><text:span text:style-name="T2_47">tärkeää</text:span><text:span text:style-name="T2_48"><text:s/></text:span><text:span text:style-name="T2_49">arvoa</text:span><text:span text:style-name="T2_50">.<text:s/></text:span><text:span text:style-name="T2_51">Hierarkinen</text:span><text:span text:style-name="T2_52"><text:s/></text:span><text:span text:style-name="T2_53">ja</text:span><text:span text:style-name="T2_54"><text:s/></text:span><text:span text:style-name="T2_55">hajaantunut</text:span><text:span text:style-name="T2_56"><text:s/></text:span><text:span text:style-name="T2_57">organisaatiorakenne</text:span><text:span text:style-name="T2_58"><text:s/></text:span><text:span text:style-name="T2_59">ei</text:span><text:span text:style-name="T2_60"><text:s/></text:span><text:span text:style-name="T2_61">näytä</text:span><text:span text:style-name="T2_62"><text:s/></text:span><text:span text:style-name="T2_63">ensivaikutelmalta</text:span><text:span text:style-name="T2_64"><text:s/></text:span><text:span text:style-name="T2_65">sopivalta</text:span><text:span text:style-name="T2_66"><text:s/></text:span><text:span text:style-name="T2_67">toteuttamaan</text:span><text:span text:style-name="T2_68"><text:s/></text:span><text:span text:style-name="T2_69">ketteriä</text:span><text:span text:style-name="T2_70"><text:s/></text:span><text:span text:style-name="T2_71">tuotantomenetelmiä</text:span><text:span text:style-name="T2_72">.<text:s/></text:span><text:span text:style-name="T2_73">Avoimen</text:span><text:span text:style-name="T2_74"><text:s/></text:span><text:span text:style-name="T2_75">lähdekoodin</text:span><text:span text:style-name="T2_76"><text:s/></text:span><text:span text:style-name="T2_77">projektit</text:span><text:span text:style-name="T2_78"><text:s/></text:span><text:span text:style-name="T2_79">toteuttavat</text:span><text:span text:style-name="T2_80"><text:s/></text:span><text:span text:style-name="T2_81">kuitenkin</text:span><text:span text:style-name="T2_82"><text:s/></text:span><text:span text:style-name="T2_83">usein</text:span><text:span text:style-name="T2_84"><text:s/></text:span><text:span text:style-name="T2_85">ketterien</text:span><text:span text:style-name="T2_86"><text:s/></text:span><text:span text:style-name="T2_87">menetelmien</text:span><text:span text:style-name="T2_88"><text:s/></text:span><text:span text:style-name="T2_89">periaatteita</text:span><text:span text:style-name="T2_90">:<text:s/></text:span><text:span text:style-name="T2_91">olemalla</text:span><text:span text:style-name="T2_92"><text:s/></text:span><text:span text:style-name="T2_93">valmiita</text:span><text:span text:style-name="T2_94"><text:s/></text:span><text:span text:style-name="T2_95">muutoksille</text:span><text:span text:style-name="T2_96">,<text:s/></text:span><text:span text:style-name="T2_97">vastaavat</text:span><text:span text:style-name="T2_98"><text:s/></text:span><text:span text:style-name="T2_99">jatkuvaan</text:span><text:span text:style-name="T2_100"><text:s/></text:span><text:span text:style-name="T2_101">palautteeseen</text:span><text:span text:style-name="T2_102"><text:s/></text:span><text:span text:style-name="T2_103">toimittamalla</text:span><text:span text:style-name="T2_104"><text:s/></text:span><text:span text:style-name="T2_105">uusia</text:span><text:span text:style-name="T2_106"><text:s/></text:span><text:span text:style-name="T2_107">toiminnallisuuksia</text:span><text:span text:style-name="T2_108">,<text:s/></text:span><text:span text:style-name="T2_109">arvostavat</text:span><text:span text:style-name="T2_110"><text:s/></text:span><text:span text:style-name="T2_111">yhteistyötä</text:span><text:span text:style-name="T2_112"><text:s/></text:span><text:span text:style-name="T2_113">ja</text:span><text:span text:style-name="T2_114"><text:s/></text:span><text:span text:style-name="T2_115">kohtaavat</text:span><text:span text:style-name="T2_116"><text:s/></text:span><text:span text:style-name="T2_117">haasteita</text:span><text:span text:style-name="T2_118"><text:s/></text:span><text:span text:style-name="T2_119">ketterällä</text:span><text:span text:style-name="T2_120"><text:s/></text:span><text:span text:style-name="T2_121">asenteella</text:span><text:span text:style-name="T2_122">.<text:s/></text:span></text:p>
      <text:p text:style-name="P3"/>
      <text:p text:style-name="P4"><text:span text:style-name="T4_1">Avoin</text:span><text:span text:style-name="T4_2"><text:s/></text:span><text:span text:style-name="T4_3">ja</text:span><text:span text:style-name="T4_4"><text:s/></text:span><text:span text:style-name="T4_5">ketterä</text:span><text:span text:style-name="T4_6"><text:s/></text:span><text:span text:style-name="T4_7">kehitys</text:span><text:span text:style-name="T4_8"><text:s/></text:span><text:span text:style-name="T4_9">ovat</text:span><text:span text:style-name="T4_10"><text:s/></text:span><text:span text:style-name="T4_11">molemmat</text:span><text:span text:style-name="T4_12"><text:s/></text:span><text:span text:style-name="T4_13">tuoneet</text:span><text:span text:style-name="T4_14"><text:s/></text:span><text:span text:style-name="T4_15">kehittäjille</text:span><text:span text:style-name="T4_16"><text:s/></text:span><text:span text:style-name="T4_17">etuja</text:span><text:span text:style-name="T4_18">,<text:s/></text:span><text:span text:style-name="T4_19">mutta</text:span><text:span text:style-name="T4_20"><text:s/></text:span><text:span text:style-name="T4_21">kumpikaan</text:span><text:span text:style-name="T4_22"><text:s/></text:span><text:span text:style-name="T4_23">ei</text:span><text:span text:style-name="T4_24"><text:s/></text:span><text:span text:style-name="T4_25">ole</text:span><text:span text:style-name="T4_26"><text:s/></text:span><text:span text:style-name="T4_27">tarjonnut</text:span><text:span text:style-name="T4_28"><text:s/></text:span><text:span text:style-name="T4_29">yksiselitteistä</text:span><text:span text:style-name="T4_30"><text:s/></text:span><text:span text:style-name="T4_31">ratkaisua</text:span><text:span text:style-name="T4_32"><text:s/></text:span><text:span text:style-name="T4_33">ohjelmistotuotannon</text:span><text:span text:style-name="T4_34"><text:s/></text:span><text:span text:style-name="T4_35">ongelmiin</text:span><text:span text:style-name="T4_36">.<text:s/></text:span><text:span text:style-name="T4_37">Referoitu</text:span><text:span text:style-name="T4_38"><text:s/></text:span><text:span text:style-name="T4_39">artikkeli</text:span><text:span text:style-name="T4_40">[1]<text:s/></text:span><text:span text:style-name="T4_41">on</text:span><text:span text:style-name="T4_42"><text:s/></text:span><text:span text:style-name="T4_43">Hugo</text:span><text:span text:style-name="T4_44"><text:s/></text:span><text:span text:style-name="T4_45">Corbuccin</text:span><text:span text:style-name="T4_46"><text:s/></text:span><text:span text:style-name="T4_47">ja</text:span><text:span text:style-name="T4_48"><text:s/></text:span><text:span text:style-name="T4_49">Alfredo</text:span><text:span text:style-name="T4_50"><text:s/></text:span><text:span text:style-name="T4_51">Goldmanin</text:span><text:span text:style-name="T4_52"><text:s/></text:span><text:span text:style-name="T4_53">pyrkimys</text:span><text:span text:style-name="T4_54"><text:s/></text:span><text:span text:style-name="T4_55">tuoda</text:span><text:span text:style-name="T4_56"><text:s/></text:span><text:span text:style-name="T4_57">ratkaisuja</text:span><text:span text:style-name="T4_58"><text:s/></text:span><text:span text:style-name="T4_59">yhdistämällä</text:span><text:span text:style-name="T4_60"><text:s/></text:span><text:span text:style-name="T4_61">molempien</text:span><text:span text:style-name="T4_62"><text:s/></text:span><text:span text:style-name="T4_63">menetelmien</text:span><text:span text:style-name="T4_64"><text:s/></text:span><text:span text:style-name="T4_65">edut</text:span><text:span text:style-name="T4_66">.<text:s/></text:span></text:p>
      <text:p text:style-name="P5"/>
      <text:h text:style-name="P6" text:outline-level="10"><text:bookmark-start text:name="h.cmfrvwcim875"/><text:bookmark-end text:name="h.cmfrvwcim875"/><text:span text:style-name="T6_1">Avoimen</text:span><text:span text:style-name="T6_2"><text:s/></text:span><text:span text:style-name="T6_3">lähdekoodin</text:span><text:span text:style-name="T6_4"><text:s/></text:span><text:span text:style-name="T6_5">ketterät</text:span><text:span text:style-name="T6_6"><text:s/></text:span><text:span text:style-name="T6_7">menetelmät</text:span></text:h>
      <text:p text:style-name="P7"><text:span text:style-name="T7_1">Miten</text:span><text:span text:style-name="T7_2"><text:s/></text:span><text:span text:style-name="T7_3">avoimen</text:span><text:span text:style-name="T7_4"><text:s/></text:span><text:span text:style-name="T7_5">lähdekoodin</text:span><text:span text:style-name="T7_6"><text:s/></text:span><text:span text:style-name="T7_7">projekteissa</text:span><text:span text:style-name="T7_8"><text:s/></text:span><text:span text:style-name="T7_9">toteutuu</text:span><text:span text:style-name="T7_10"><text:s/></text:span><text:span text:style-name="T7_11">ketterät</text:span><text:span text:style-name="T7_12"><text:s/></text:span><text:span text:style-name="T7_13">menetelmät</text:span><text:span text:style-name="T7_14">?</text:span></text:p>
      <text:p text:style-name="P8"/>
      <text:p text:style-name="P9"><text:span text:style-name="T9_1">Kirjoittajat</text:span><text:span text:style-name="T9_2"><text:s/></text:span><text:span text:style-name="T9_3">kirjoittavat</text:span><text:span text:style-name="T9_4">,<text:s/></text:span><text:span text:style-name="T9_5">että</text:span><text:span text:style-name="T9_6"><text:s/></text:span><text:span text:style-name="T9_7">avoimen</text:span><text:span text:style-name="T9_8"><text:s/></text:span><text:span text:style-name="T9_9">lähdekoodin</text:span><text:span text:style-name="T9_10"><text:s/></text:span><text:span text:style-name="T9_11">projekteissa</text:span><text:span text:style-name="T9_12"><text:s/></text:span><text:span text:style-name="T9_13">toteutetaan</text:span><text:span text:style-name="T9_14"><text:s/></text:span><text:span text:style-name="T9_15">ketteryyttä</text:span><text:span text:style-name="T9_16"><text:s/></text:span><text:span text:style-name="T9_17">ja</text:span><text:span text:style-name="T9_18"><text:s/></text:span><text:span text:style-name="T9_19">monien</text:span><text:span text:style-name="T9_20"><text:s/></text:span><text:span text:style-name="T9_21">avoimen</text:span><text:span text:style-name="T9_22"><text:s/></text:span><text:span text:style-name="T9_23">kehityksen</text:span><text:span text:style-name="T9_24"><text:s/></text:span><text:span text:style-name="T9_25">ominaisuuksia</text:span><text:span text:style-name="T9_26"><text:s/></text:span><text:span text:style-name="T9_27">voidaan</text:span><text:span text:style-name="T9_28"><text:s/></text:span><text:span text:style-name="T9_29">suoraan</text:span><text:span text:style-name="T9_30"><text:s/></text:span><text:span text:style-name="T9_31">liittää</text:span><text:span text:style-name="T9_32"><text:s/></text:span><text:span text:style-name="T9_33">ketterään</text:span><text:span text:style-name="T9_34"><text:s/></text:span><text:span text:style-name="T9_35">manifestiin</text:span><text:span text:style-name="T9_36">,<text:s/></text:span><text:span text:style-name="T9_37">missä</text:span><text:span text:style-name="T9_38"><text:s/></text:span><text:span text:style-name="T9_39">arvostettiin</text:span><text:span text:style-name="T9_40"><text:s/></text:span><text:span text:style-name="T9_41">seuraavia</text:span><text:span text:style-name="T9_42">:<text:s/></text:span></text:p>
      <text:list text:style-name="LS1" xml:id="list0">
        <text:list-item>
          <text:p text:style-name="P10"><text:span text:style-name="T10_1">Yksilöt</text:span><text:span text:style-name="T10_2"><text:s/></text:span><text:span text:style-name="T10_3">ja</text:span><text:span text:style-name="T10_4"><text:s/></text:span><text:span text:style-name="T10_5">vuorovaikutus</text:span><text:span text:style-name="T10_6"><text:s/></text:span><text:span text:style-name="T10_7">ennen</text:span><text:span text:style-name="T10_8"><text:s/></text:span><text:span text:style-name="T10_9">prosesseja</text:span><text:span text:style-name="T10_10"><text:s/></text:span><text:span text:style-name="T10_11">ja</text:span><text:span text:style-name="T10_12"><text:s/></text:span><text:span text:style-name="T10_13">työkaluja</text:span><text:span text:style-name="T10_14">.</text:span></text:p>
        </text:list-item>
        <text:list-item>
          <text:p text:style-name="P11"><text:span text:style-name="T11_1">Toimiva</text:span><text:span text:style-name="T11_2"><text:s/></text:span><text:span text:style-name="T11_3">ohjelmisto</text:span><text:span text:style-name="T11_4"><text:s/></text:span><text:span text:style-name="T11_5">ennemmin</text:span><text:span text:style-name="T11_6"><text:s/></text:span><text:span text:style-name="T11_7">kuin</text:span><text:span text:style-name="T11_8"><text:s/></text:span><text:span text:style-name="T11_9">kattava</text:span><text:span text:style-name="T11_10"><text:s/></text:span><text:span text:style-name="T11_11">dokumentaatio</text:span><text:span text:style-name="T11_12">.</text:span></text:p>
        </text:list-item>
        <text:list-item>
          <text:p text:style-name="P12"><text:span text:style-name="T12_1">Enemmän</text:span><text:span text:style-name="T12_2"><text:s/></text:span><text:span text:style-name="T12_3">asiakasyhteistyötä</text:span><text:span text:style-name="T12_4"><text:s/></text:span><text:span text:style-name="T12_5">kuin</text:span><text:span text:style-name="T12_6"><text:s/></text:span><text:span text:style-name="T12_7">tiukkoja</text:span><text:span text:style-name="T12_8"><text:s/></text:span><text:span text:style-name="T12_9">sopimuksia</text:span><text:span text:style-name="T12_10">.</text:span></text:p>
        </text:list-item>
        <text:list-item>
          <text:p text:style-name="P13"><text:span text:style-name="T13_1">Sopeudutaan</text:span><text:span text:style-name="T13_2"><text:s/></text:span><text:span text:style-name="T13_3">muutoksiin</text:span><text:span text:style-name="T13_4"><text:s/></text:span><text:span text:style-name="T13_5">enemmän</text:span><text:span text:style-name="T13_6"><text:s/></text:span><text:span text:style-name="T13_7">kuin</text:span><text:span text:style-name="T13_8"><text:s/></text:span><text:span text:style-name="T13_9">seurataan</text:span><text:span text:style-name="T13_10"><text:s/></text:span><text:span text:style-name="T13_11">tiukasti</text:span><text:span text:style-name="T13_12"><text:s/></text:span><text:span text:style-name="T13_13">suunnitelmaa</text:span><text:span text:style-name="T13_14">.<text:s text:c="3"/><text:tab/><text:s/></text:span></text:p>
        </text:list-item>
      </text:list>
      <text:p text:style-name="P14"/>
      <text:h text:style-name="P15" text:outline-level="10"><text:bookmark-start text:name="h.w8m9eerjotm8"/><text:bookmark-end text:name="h.w8m9eerjotm8"/><text:span text:style-name="T15_1">Ketterien</text:span><text:span text:style-name="T15_2"><text:s/></text:span><text:span text:style-name="T15_3">menetelmien</text:span><text:span text:style-name="T15_4"><text:s/></text:span><text:span text:style-name="T15_5">avoimuus</text:span></text:h>
      <text:p text:style-name="P16"><text:span text:style-name="T16_1">Mitä</text:span><text:span text:style-name="T16_2"><text:s/></text:span><text:span text:style-name="T16_3">ketterät</text:span><text:span text:style-name="T16_4"><text:s/></text:span><text:span text:style-name="T16_5">menetelmät</text:span><text:span text:style-name="T16_6"><text:s/></text:span><text:span text:style-name="T16_7">voivat</text:span><text:span text:style-name="T16_8"><text:s/></text:span><text:span text:style-name="T16_9">oppia</text:span><text:span text:style-name="T16_10"><text:s/></text:span><text:span text:style-name="T16_11">avoimista</text:span><text:span text:style-name="T16_12"><text:s/></text:span><text:span text:style-name="T16_13">projekteista</text:span><text:span text:style-name="T16_14">?</text:span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